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monospace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d8cb" officeooo:paragraph-rsid="000bd8cb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d8cb" officeooo:paragraph-rsid="000bd8cb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bd8cb" officeooo:paragraph-rsid="000bd8cb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444444" style:font-name="Monaco" fo:font-size="9.75pt" fo:letter-spacing="normal" fo:font-style="normal" style:text-underline-style="none" fo:font-weight="normal" officeooo:rsid="000bd8cb" officeooo:paragraph-rsid="000bd8cb" loext:padding-left="0in" loext:padding-right="0in" loext:padding-top="0in" loext:padding-bottom="0.0193in" loext:border-left="none" loext:border-right="none" loext:border-top="none" loext:border-bottom="0.06pt solid #cccccc"/>
    </style:style>
    <style:style style:name="P5" style:family="paragraph" style:parent-style-name="Standard">
      <style:paragraph-properties fo:text-align="justify" style:justify-single-word="false"/>
      <style:text-properties fo:color="#0000ff" style:text-underline-style="none" officeooo:rsid="000bd8cb" officeooo:paragraph-rsid="000bd8cb"/>
    </style:style>
    <style:style style:name="P6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0d551d"/>
    </style:style>
    <style:style style:name="P7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0e7e16"/>
    </style:style>
    <style:style style:name="P8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16fc40"/>
    </style:style>
    <style:style style:name="P9" style:family="paragraph" style:parent-style-name="Standard">
      <style:paragraph-properties fo:margin-left="0.1043in" fo:margin-right="0.1043in" fo:margin-top="0in" fo:margin-bottom="0in" loext:contextual-spacing="false" fo:orphans="2" fo:widows="2" fo:text-indent="0in" style:auto-text-indent="false"/>
      <style:text-properties fo:color="#000000" style:font-name="monospace" fo:background-color="#ffffff"/>
    </style:style>
    <style:style style:name="P10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0bd8cb"/>
    </style:style>
    <style:style style:name="P11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0d551d"/>
    </style:style>
    <style:style style:name="P12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0e7e16"/>
    </style:style>
    <style:style style:name="P13" style:family="paragraph" style:parent-style-name="Standard">
      <style:paragraph-properties fo:text-align="justify" style:justify-single-word="false"/>
      <style:text-properties fo:color="#000000" style:text-underline-style="none" officeooo:rsid="000d551d" officeooo:paragraph-rsid="00238e90"/>
    </style:style>
    <style:style style:name="P14" style:family="paragraph" style:parent-style-name="Standard">
      <style:paragraph-properties fo:text-align="justify" style:justify-single-word="false"/>
      <style:text-properties officeooo:paragraph-rsid="000d551d"/>
    </style:style>
    <style:style style:name="P15" style:family="paragraph" style:parent-style-name="Standard">
      <style:paragraph-properties fo:text-align="justify" style:justify-single-word="false"/>
      <style:text-properties officeooo:paragraph-rsid="001e6ab1"/>
    </style:style>
    <style:style style:name="P16" style:family="paragraph" style:parent-style-name="Standard">
      <style:paragraph-properties fo:text-align="justify" style:justify-single-word="false"/>
      <style:text-properties officeooo:paragraph-rsid="001f228b"/>
    </style:style>
    <style:style style:name="P17" style:family="paragraph" style:parent-style-name="Standard">
      <style:paragraph-properties fo:text-align="justify" style:justify-single-word="false"/>
      <style:text-properties officeooo:paragraph-rsid="00219583"/>
    </style:style>
    <style:style style:name="P18" style:family="paragraph" style:parent-style-name="Standard">
      <style:paragraph-properties fo:text-align="justify" style:justify-single-word="false"/>
      <style:text-properties officeooo:paragraph-rsid="00238e90"/>
    </style:style>
    <style:style style:name="P19" style:family="paragraph" style:parent-style-name="Standard">
      <style:text-properties officeooo:paragraph-rsid="001f228b"/>
    </style:style>
    <style:style style:name="P20" style:family="paragraph" style:parent-style-name="Standard">
      <style:paragraph-properties fo:margin-left="0.1043in" fo:margin-right="0.1043in" fo:margin-top="0in" fo:margin-bottom="0in" loext:contextual-spacing="false" fo:orphans="2" fo:widows="2" fo:text-indent="0in" style:auto-text-indent="false"/>
      <style:text-properties fo:color="#000000" style:font-name="monospace" fo:background-color="#ffffff"/>
    </style:style>
    <style:style style:name="T1" style:family="text">
      <style:text-properties fo:color="#990099"/>
    </style:style>
    <style:style style:name="T2" style:family="text">
      <style:text-properties fo:color="#ff9900"/>
    </style:style>
    <style:style style:name="T3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fo:font-weight="normal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fo:font-weight="normal" officeooo:rsid="000e7e16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5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6" style:family="text">
      <style:text-properties fo:font-variant="normal" fo:text-transform="none" fo:color="#444444" style:font-name="monospace" fo:font-size="9.75pt" fo:letter-spacing="normal" fo:font-style="normal" fo:font-weight="normal" fo:background-color="#e5e5e5" loext:char-shading-value="0"/>
    </style:style>
    <style:style style:name="T7" style:family="text">
      <style:text-properties fo:font-variant="normal" fo:text-transform="none" fo:color="#444444" style:font-name="monospace" fo:font-size="9.75pt" fo:letter-spacing="normal" fo:font-style="normal" fo:font-weight="normal" officeooo:rsid="000e7e16" fo:background-color="#e5e5e5" loext:char-shading-value="0"/>
    </style:style>
    <style:style style:name="T8" style:family="text">
      <style:text-properties fo:font-variant="normal" fo:text-transform="none" fo:color="#444444" style:text-line-through-style="none" style:text-line-through-type="none" style:font-name="monospace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9" style:family="text">
      <style:text-properties fo:font-variant="normal" fo:text-transform="none" fo:color="#444444" style:text-line-through-style="none" style:text-line-through-type="none" style:font-name="Monaco" fo:font-size="9.75pt" fo:letter-spacing="normal" fo:font-style="normal" fo:font-weight="normal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10" style:family="text">
      <style:text-properties fo:font-variant="normal" fo:text-transform="none" fo:color="#444444" style:text-line-through-style="none" style:text-line-through-type="none" style:font-name="Monaco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11" style:family="text">
      <style:text-properties fo:font-variant="normal" fo:text-transform="none" fo:color="#444444" style:text-line-through-style="none" style:text-line-through-type="none" style:font-name="Monaco" fo:font-size="9.75pt" fo:letter-spacing="normal" fo:font-style="normal" style:text-underline-style="none" fo:font-weight="normal" officeooo:rsid="001e6ab1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12" style:family="text">
      <style:text-properties fo:font-variant="normal" fo:text-transform="none" fo:color="#444444" style:font-name="Monaco" fo:font-size="9.75pt" fo:letter-spacing="normal" fo:font-style="normal" style:text-underline-style="none" fo:font-weight="normal" officeooo:rsid="000d551d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13" style:family="text">
      <style:text-properties fo:font-variant="normal" fo:text-transform="none" fo:color="#444444" style:font-name="Monaco" fo:font-size="9.75pt" fo:letter-spacing="normal" fo:font-style="normal" style:text-underline-style="none" fo:font-weight="normal" officeooo:rsid="001f228b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14" style:family="text">
      <style:text-properties fo:font-variant="normal" fo:text-transform="none" fo:color="#444444" style:font-name="Monaco" fo:font-size="9.75pt" fo:letter-spacing="normal" fo:font-style="normal" style:text-underline-style="none" fo:font-weight="normal" officeooo:rsid="00238e90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15" style:family="text">
      <style:text-properties fo:font-variant="normal" fo:text-transform="none" fo:color="#444444" style:font-name="Monaco" fo:font-size="9.75pt" fo:letter-spacing="normal" fo:font-style="normal" fo:font-weight="normal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16" style:family="text">
      <style:text-properties fo:font-variant="normal" fo:text-transform="none" fo:color="#444444" style:font-name="Monaco" fo:font-size="9.75pt" fo:letter-spacing="normal" fo:font-style="normal" fo:font-weight="normal" officeooo:rsid="00238e90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17" style:family="text">
      <style:text-properties fo:font-variant="normal" fo:text-transform="none" fo:color="#770088" style:font-name="monospace" fo:font-size="9.75pt" fo:letter-spacing="normal" fo:font-style="normal" fo:font-weight="normal" fo:background-color="#e5e5e5" loext:char-shading-value="0"/>
    </style:style>
    <style:style style:name="T18" style:family="text">
      <style:text-properties fo:font-variant="normal" fo:text-transform="none" fo:color="#770088" style:font-name="monospace" fo:font-size="9.75pt" fo:letter-spacing="normal" fo:font-style="normal" fo:font-weight="normal" officeooo:rsid="000e7e16" fo:background-color="#e5e5e5" loext:char-shading-value="0"/>
    </style:style>
    <style:style style:name="T19" style:family="text">
      <style:text-properties fo:font-variant="normal" fo:text-transform="none" fo:color="#770088" style:text-line-through-style="none" style:text-line-through-type="none" style:font-name="monospace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20" style:family="text">
      <style:text-properties fo:font-variant="normal" fo:text-transform="none" fo:color="#0055aa" style:font-name="monospace" fo:font-size="9.75pt" fo:letter-spacing="normal" fo:font-style="normal" fo:font-weight="normal" fo:background-color="#e5e5e5" loext:char-shading-value="0"/>
    </style:style>
    <style:style style:name="T21" style:family="text">
      <style:text-properties fo:font-variant="normal" fo:text-transform="none" fo:color="#0055aa" style:font-name="monospace" fo:font-size="9.75pt" fo:letter-spacing="normal" fo:font-style="normal" fo:font-weight="normal" officeooo:rsid="000e7e16" fo:background-color="#e5e5e5" loext:char-shading-value="0"/>
    </style:style>
    <style:style style:name="T22" style:family="text">
      <style:text-properties fo:font-variant="normal" fo:text-transform="none" fo:color="#0055aa" style:text-line-through-style="none" style:text-line-through-type="none" style:font-name="monospace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23" style:family="text">
      <style:text-properties fo:font-variant="normal" fo:text-transform="none" fo:color="#aa1111" style:font-name="monospace" fo:font-size="9.75pt" fo:letter-spacing="normal" fo:font-style="normal" fo:font-weight="normal" fo:background-color="#e5e5e5" loext:char-shading-value="0"/>
    </style:style>
    <style:style style:name="T24" style:family="text">
      <style:text-properties fo:font-variant="normal" fo:text-transform="none" fo:color="#aa1111" style:font-name="monospace" fo:font-size="9.75pt" fo:letter-spacing="normal" fo:font-style="normal" style:text-underline-style="none" fo:font-weight="normal" officeooo:rsid="000d551d" fo:background-color="#e5e5e5" loext:char-shading-value="0"/>
    </style:style>
    <style:style style:name="T25" style:family="text">
      <style:text-properties fo:font-variant="normal" fo:text-transform="none" fo:color="#aa1111" style:text-line-through-style="none" style:text-line-through-type="none" style:font-name="monospace" fo:font-size="9.75pt" fo:letter-spacing="normal" fo:font-style="normal" fo:font-weight="normal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26" style:family="text">
      <style:text-properties fo:font-variant="normal" fo:text-transform="none" fo:color="#0000ff" style:font-name="monospace" fo:font-size="9.75pt" fo:letter-spacing="normal" fo:font-style="normal" fo:font-weight="normal" fo:background-color="#e5e5e5" loext:char-shading-value="0"/>
    </style:style>
    <style:style style:name="T27" style:family="text">
      <style:text-properties fo:font-variant="normal" fo:text-transform="none" fo:color="#0000ff" style:font-name="monospace" fo:font-size="9.75pt" fo:letter-spacing="normal" fo:font-style="normal" fo:font-weight="normal" officeooo:rsid="000e7e16" fo:background-color="#e5e5e5" loext:char-shading-value="0"/>
    </style:style>
    <style:style style:name="T28" style:family="text">
      <style:text-properties fo:font-variant="normal" fo:text-transform="none" fo:color="#0000ff" style:font-name="monospace" fo:font-size="9.75pt" fo:letter-spacing="normal" fo:font-style="normal" fo:font-weight="normal" officeooo:rsid="0012bca5" fo:background-color="#e5e5e5" loext:char-shading-value="0"/>
    </style:style>
    <style:style style:name="T29" style:family="text">
      <style:text-properties fo:font-variant="normal" fo:text-transform="none" fo:color="#0000ff" style:font-name="monospace" fo:font-size="9.75pt" fo:letter-spacing="normal" fo:font-style="normal" fo:font-weight="normal" officeooo:rsid="00151fc4" fo:background-color="#e5e5e5" loext:char-shading-value="0"/>
    </style:style>
    <style:style style:name="T30" style:family="text">
      <style:text-properties fo:font-variant="normal" fo:text-transform="none" fo:color="#0000ff" style:font-name="monospace" fo:font-size="9.75pt" fo:letter-spacing="normal" fo:font-style="normal" style:text-underline-style="none" fo:font-weight="normal" officeooo:rsid="000e7e16" fo:background-color="#e5e5e5" loext:char-shading-value="0"/>
    </style:style>
    <style:style style:name="T31" style:family="text">
      <style:text-properties fo:font-variant="normal" fo:text-transform="none" fo:color="#0000ff" style:font-name="monospace" fo:font-size="9.75pt" fo:letter-spacing="normal" fo:font-style="normal" style:text-underline-style="none" fo:font-weight="normal" officeooo:rsid="000d551d" fo:background-color="#e5e5e5" loext:char-shading-value="0"/>
    </style:style>
    <style:style style:name="T32" style:family="text">
      <style:text-properties fo:font-variant="normal" fo:text-transform="none" fo:color="#0000ff" style:text-line-through-style="none" style:text-line-through-type="none" style:font-name="Monaco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33" style:family="text">
      <style:text-properties fo:font-variant="normal" fo:text-transform="none" fo:color="#0000ff" style:text-line-through-style="none" style:text-line-through-type="none" style:font-name="Monaco" fo:font-size="9.75pt" fo:letter-spacing="normal" fo:font-style="normal" style:text-underline-style="none" fo:font-weight="normal" officeooo:rsid="001e6ab1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34" style:family="text">
      <style:text-properties fo:font-variant="normal" fo:text-transform="none" style:font-name="monospace" fo:font-size="9.75pt" fo:letter-spacing="normal" fo:font-style="normal" fo:font-weight="normal" officeooo:rsid="0016fbc4" fo:background-color="#e5e5e5" loext:char-shading-value="0"/>
    </style:style>
    <style:style style:name="T35" style:family="text">
      <style:text-properties fo:font-variant="normal" fo:text-transform="none" style:font-name="monospace" fo:font-size="9.75pt" fo:letter-spacing="normal" fo:font-style="normal" fo:font-weight="normal" officeooo:rsid="0016fc40" fo:background-color="#e5e5e5" loext:char-shading-value="0"/>
    </style:style>
    <style:style style:name="T36" style:family="text">
      <style:text-properties fo:font-variant="normal" fo:text-transform="none" fo:color="#000000" style:font-name="monospace" fo:font-size="9.75pt" fo:letter-spacing="normal" fo:font-style="normal" style:text-underline-style="none" fo:font-weight="normal" officeooo:rsid="000d551d" fo:background-color="#e5e5e5" loext:char-shading-value="0"/>
    </style:style>
    <style:style style:name="T37" style:family="text">
      <style:text-properties fo:font-variant="normal" fo:text-transform="none" fo:color="#990099" style:text-line-through-style="none" style:text-line-through-type="none" style:font-name="Monaco" fo:font-size="9.75pt" fo:letter-spacing="normal" fo:font-style="normal" fo:font-weight="normal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38" style:family="text">
      <style:text-properties fo:font-variant="normal" fo:text-transform="none" fo:color="#990099" style:text-line-through-style="none" style:text-line-through-type="none" style:font-name="Monaco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39" style:family="text">
      <style:text-properties fo:font-variant="normal" fo:text-transform="none" fo:color="#990099" style:font-name="Monaco" fo:font-size="9.75pt" fo:letter-spacing="normal" fo:font-style="normal" style:text-underline-style="none" fo:font-weight="normal" officeooo:rsid="000d551d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0" style:family="text">
      <style:text-properties fo:font-variant="normal" fo:text-transform="none" fo:color="#990099" style:font-name="Monaco" fo:font-size="9.75pt" fo:letter-spacing="normal" fo:font-style="normal" fo:font-weight="normal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1" style:family="text">
      <style:text-properties fo:font-variant="normal" fo:text-transform="none" fo:color="#ff9900" style:text-line-through-style="none" style:text-line-through-type="none" style:font-name="Monaco" fo:font-size="9.75pt" fo:letter-spacing="normal" fo:font-style="normal" fo:font-weight="normal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2" style:family="text">
      <style:text-properties fo:font-variant="normal" fo:text-transform="none" fo:color="#ff9900" style:text-line-through-style="none" style:text-line-through-type="none" style:font-name="Monaco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3" style:family="text">
      <style:text-properties fo:font-variant="normal" fo:text-transform="none" fo:color="#ff9900" style:font-name="Monaco" fo:font-size="9.75pt" fo:letter-spacing="normal" fo:font-style="normal" style:text-underline-style="none" fo:font-weight="normal" officeooo:rsid="000d551d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4" style:family="text">
      <style:text-properties fo:font-variant="normal" fo:text-transform="none" fo:color="#ff9900" style:font-name="Monaco" fo:font-size="9.75pt" fo:letter-spacing="normal" fo:font-style="normal" fo:font-weight="normal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5" style:family="text">
      <style:text-properties fo:font-variant="normal" fo:text-transform="none" fo:color="#116644" style:text-line-through-style="none" style:text-line-through-type="none" style:font-name="monospace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6" style:family="text">
      <style:text-properties fo:font-variant="normal" fo:text-transform="none" fo:color="#008080" style:text-line-through-style="none" style:text-line-through-type="none" style:font-name="Monaco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7" style:family="text">
      <style:text-properties fo:font-variant="normal" fo:text-transform="none" fo:color="#008080" style:font-name="Monaco" fo:font-size="9.75pt" fo:letter-spacing="normal" fo:font-style="normal" style:text-underline-style="none" fo:font-weight="normal" officeooo:rsid="000d551d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8" style:family="text">
      <style:text-properties fo:font-variant="normal" fo:text-transform="none" fo:color="#008080" style:font-name="Monaco" fo:font-size="9.75pt" fo:letter-spacing="normal" fo:font-style="normal" fo:font-weight="normal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49" style:family="text">
      <style:text-properties fo:font-variant="normal" fo:text-transform="none" style:text-line-through-style="none" style:text-line-through-type="none" style:font-name="Monaco" fo:font-size="9.75pt" fo:letter-spacing="normal" fo:font-style="normal" style:text-underline-style="none" fo:font-weight="normal" officeooo:rsid="000d551d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50" style:family="text">
      <style:text-properties fo:font-variant="normal" fo:text-transform="none" style:text-line-through-style="none" style:text-line-through-type="none" style:font-name="Monaco" fo:font-size="9.75pt" fo:letter-spacing="normal" fo:font-style="normal" style:text-underline-style="none" fo:font-weight="normal" officeooo:rsid="001e6ab1" style:text-blinking="false" fo:background-color="#e5e5e5" loext:char-shading-value="0" loext:padding-left="0in" loext:padding-right="0in" loext:padding-top="0in" loext:padding-bottom="0.0193in" loext:border-left="none" loext:border-right="none" loext:border-top="none" loext:border-bottom="0.06pt solid #cccccc"/>
    </style:style>
    <style:style style:name="T51" style:family="text">
      <style:text-properties fo:color="#000000" style:font-name="monospac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S SUR LES BASES DE DONNEES</text:p>
      <text:p text:style-name="P2"/>
      <text:p text:style-name="P2"/>
      <text:p text:style-name="P1"/>
      <text:p text:style-name="P5">-Afficher tous les obstacles avec leur niveau de difficultés:</text:p>
      <text:p text:style-name="P3"/>
      <text:p text:style-name="P4"><text:span text:style-name="T1">SELECT</text:span> nomObstacle,noteMinim,libelle,bonus <text:span text:style-name="T1">FROM</text:span> Obstacle o,niveauDifficulte nd <text:span text:style-name="T1">WHERE</text:span> o<text:span text:style-name="T2">.codeNiveau</text:span>=nd<text:span text:style-name="T2">.codeNiveau</text:span></text:p>
      <text:p text:style-name="P9"/>
      <text:p text:style-name="P5">-Afficher la participation d’un soldat à une date donée:</text:p>
      <text:p text:style-name="P10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25"/></text:span></text:a></text:p>
      <text:p text:style-name="P15"><text:span text:style-name="Source_20_Text"><text:span text:style-name="T38">SELECT</text:span></text:span><text:span text:style-name="Source_20_Text"><text:span text:style-name="T10"> s</text:span></text:span><text:span text:style-name="Source_20_Text"><text:span text:style-name="T42">.matricule</text:span></text:span><text:span text:style-name="Source_20_Text"><text:span text:style-name="T10">, s</text:span></text:span><text:span text:style-name="Source_20_Text"><text:span text:style-name="T42">.nom</text:span></text:span><text:span text:style-name="Source_20_Text"><text:span text:style-name="T10">,s</text:span></text:span><text:span text:style-name="Source_20_Text"><text:span text:style-name="T42">.prenom</text:span></text:span><text:span text:style-name="Source_20_Text"><text:span text:style-name="T10">,nomObstacle,libelle,noteMinim,noteInstructeur,bonus,s</text:span></text:span><text:span text:style-name="Source_20_Text"><text:span text:style-name="T42">.role</text:span></text:span><text:span text:style-name="Source_20_Text"><text:span text:style-name="T10">,bonus+noteInstructeur </text:span></text:span><text:span text:style-name="Source_20_Text"><text:span text:style-name="T38">as</text:span></text:span><text:span text:style-name="Source_20_Text"><text:span text:style-name="T10"> noteFinale </text:span></text:span><text:span text:style-name="Source_20_Text"><text:span text:style-name="T38">FROM</text:span></text:span><text:span text:style-name="Source_20_Text"><text:span text:style-name="T10"> Soldat s,Soldat i ,Passer pass,Participation p,niveauDifficulte nd,Obstacle o </text:span></text:span><text:span text:style-name="Source_20_Text"><text:span text:style-name="T38">WHERE</text:span></text:span><text:span text:style-name="Source_20_Text"><text:span text:style-name="T10"> s</text:span></text:span><text:span text:style-name="Source_20_Text"><text:span text:style-name="T42">.idSoldat</text:span></text:span><text:span text:style-name="Source_20_Text"><text:span text:style-name="T10">= p</text:span></text:span><text:span text:style-name="Source_20_Text"><text:span text:style-name="T42">.idSoldat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pass</text:span></text:span><text:span text:style-name="Source_20_Text"><text:span text:style-name="T42">.numParticipation</text:span></text:span><text:span text:style-name="Source_20_Text"><text:span text:style-name="T10">=p</text:span></text:span><text:span text:style-name="Source_20_Text"><text:span text:style-name="T42">.numParticipation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o</text:span></text:span><text:span text:style-name="Source_20_Text"><text:span text:style-name="T42">.numObstacle</text:span></text:span><text:span text:style-name="Source_20_Text"><text:span text:style-name="T10">=pass</text:span></text:span><text:span text:style-name="Source_20_Text"><text:span text:style-name="T42">.numObstacle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nd</text:span></text:span><text:span text:style-name="Source_20_Text"><text:span text:style-name="T42">.codeNiveau</text:span></text:span><text:span text:style-name="Source_20_Text"><text:span text:style-name="T10">=o</text:span></text:span><text:span text:style-name="Source_20_Text"><text:span text:style-name="T42">.codeNiveau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i</text:span></text:span><text:span text:style-name="Source_20_Text"><text:span text:style-name="T42">.idSoldat</text:span></text:span><text:span text:style-name="Source_20_Text"><text:span text:style-name="T10">=pass</text:span></text:span><text:span text:style-name="Source_20_Text"><text:span text:style-name="T42">.idInstructeur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p</text:span></text:span><text:span text:style-name="Source_20_Text"><text:span text:style-name="T42">.date</text:span></text:span><text:span text:style-name="Source_20_Text"><text:span text:style-name="T10">='2018-01-05'</text:span></text:span></text:p>
      <text:p text:style-name="P15"><text:span text:style-name="Source_20_Text"><text:span text:style-name="T32"/></text:span></text:p>
      <text:p text:style-name="P15"><text:span text:style-name="Source_20_Text"><text:span text:style-name="T33">Par rapport à numParticipation:</text:span></text:span></text:p>
      <text:p text:style-name="P15"><text:span text:style-name="Source_20_Text"><text:span text:style-name="T33"/></text:span></text:p>
      <text:p text:style-name="P15"><text:span text:style-name="Source_20_Text"><text:span text:style-name="T38">SELECT</text:span></text:span><text:span text:style-name="Source_20_Text"><text:span text:style-name="T10"> s</text:span></text:span><text:span text:style-name="Source_20_Text"><text:span text:style-name="T42">.matricule</text:span></text:span><text:span text:style-name="Source_20_Text"><text:span text:style-name="T10">, nomObstacle,libelle,noteMinim,noteInstructeur,bonus,s</text:span></text:span><text:span text:style-name="Source_20_Text"><text:span text:style-name="T42">.role</text:span></text:span><text:span text:style-name="Source_20_Text"><text:span text:style-name="T10">,bonus+noteInstructeur </text:span></text:span><text:span text:style-name="Source_20_Text"><text:span text:style-name="T38">as</text:span></text:span><text:span text:style-name="Source_20_Text"><text:span text:style-name="T10"> noteFinale </text:span></text:span><text:span text:style-name="Source_20_Text"><text:span text:style-name="T38">FROM</text:span></text:span><text:span text:style-name="Source_20_Text"><text:span text:style-name="T10"> Soldat s,Soldat i ,Passer pass,Participation p,niveauDifficulte nd,Obstacle o </text:span></text:span><text:span text:style-name="Source_20_Text"><text:span text:style-name="T38">WHERE</text:span></text:span><text:span text:style-name="Source_20_Text"><text:span text:style-name="T10"> s</text:span></text:span><text:span text:style-name="Source_20_Text"><text:span text:style-name="T42">.idSoldat</text:span></text:span><text:span text:style-name="Source_20_Text"><text:span text:style-name="T10">= p</text:span></text:span><text:span text:style-name="Source_20_Text"><text:span text:style-name="T42">.idSoldat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pass</text:span></text:span><text:span text:style-name="Source_20_Text"><text:span text:style-name="T42">.numParticipation</text:span></text:span><text:span text:style-name="Source_20_Text"><text:span text:style-name="T10">=p</text:span></text:span><text:span text:style-name="Source_20_Text"><text:span text:style-name="T42">.numParticipation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o</text:span></text:span><text:span text:style-name="Source_20_Text"><text:span text:style-name="T42">.numObstacle</text:span></text:span><text:span text:style-name="Source_20_Text"><text:span text:style-name="T10">=pass</text:span></text:span><text:span text:style-name="Source_20_Text"><text:span text:style-name="T42">.numObstacle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nd</text:span></text:span><text:span text:style-name="Source_20_Text"><text:span text:style-name="T42">.codeNiveau</text:span></text:span><text:span text:style-name="Source_20_Text"><text:span text:style-name="T10">=o</text:span></text:span><text:span text:style-name="Source_20_Text"><text:span text:style-name="T42">.codeNiveau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i</text:span></text:span><text:span text:style-name="Source_20_Text"><text:span text:style-name="T42">.idSoldat</text:span></text:span><text:span text:style-name="Source_20_Text"><text:span text:style-name="T10">=pass</text:span></text:span><text:span text:style-name="Source_20_Text"><text:span text:style-name="T42">.idInstructeur</text:span></text:span><text:span text:style-name="Source_20_Text"><text:span text:style-name="T10"> </text:span></text:span><text:span text:style-name="Source_20_Text"><text:span text:style-name="T38">AND</text:span></text:span><text:span text:style-name="Source_20_Text"><text:span text:style-name="T10"> p</text:span></text:span><text:span text:style-name="Source_20_Text"><text:span text:style-name="T42">.numParticipation</text:span></text:span><text:span text:style-name="Source_20_Text"><text:span text:style-name="T10">=</text:span></text:span><text:span text:style-name="Source_20_Text"><text:span text:style-name="T46">1</text:span></text:span><text:line-break/></text:p>
      <text:p text:style-name="P6"><text:span text:style-name="Source_20_Text"><text:span text:style-name="T26">-Pour un soldat pour une participation </text:span></text:span><text:span text:style-name="Source_20_Text"><text:span text:style-name="T28">donnée:</text:span></text:span></text:p>
      <text:p text:style-name="P6"><text:span text:style-name="Source_20_Text"><text:span text:style-name="T26"/></text:span></text:p>
      <text:p text:style-name="P6"><text:span text:style-name="Source_20_Text"><text:span text:style-name="T26"><text:s text:c="2"/>*Affich</text:span></text:span><text:span text:style-name="Source_20_Text"><text:span text:style-name="T28">e</text:span></text:span><text:span text:style-name="Source_20_Text"><text:span text:style-name="T26">r les obstacles qu’il a validé</text:span></text:span></text:p>
      <text:p text:style-name="P6"><text:span text:style-name="Source_20_Text"><text:span text:style-name="T26"/></text:span></text:p>
      <text:p text:style-name="P14"><text:span text:style-name="Source_20_Text"><text:span text:style-name="T39">SELECT</text:span></text:span><text:span text:style-name="Source_20_Text"><text:span text:style-name="T12"> s</text:span></text:span><text:span text:style-name="Source_20_Text"><text:span text:style-name="T43">.matricule</text:span></text:span><text:span text:style-name="Source_20_Text"><text:span text:style-name="T12">,nomObstacle,libelle,noteMinim,noteInstructeur,bonus,s</text:span></text:span><text:span text:style-name="Source_20_Text"><text:span text:style-name="T43">.role</text:span></text:span><text:span text:style-name="Source_20_Text"><text:span text:style-name="T12">,bonus+noteInstructeur </text:span></text:span><text:span text:style-name="Source_20_Text"><text:span text:style-name="T39">AS</text:span></text:span><text:span text:style-name="Source_20_Text"><text:span text:style-name="T12"> noteFinale </text:span></text:span><text:span text:style-name="Source_20_Text"><text:span text:style-name="T39">FROM</text:span></text:span><text:span text:style-name="Source_20_Text"><text:span text:style-name="T12"> Soldat s,Soldat i,Passer pass, Participation p, niveauDifficulte nd,Obstacle o </text:span></text:span><text:span text:style-name="Source_20_Text"><text:span text:style-name="T39">WHERE</text:span></text:span><text:span text:style-name="Source_20_Text"><text:span text:style-name="T12"> s</text:span></text:span><text:span text:style-name="Source_20_Text"><text:span text:style-name="T43">.idSoldat</text:span></text:span><text:span text:style-name="Source_20_Text"><text:span text:style-name="T12">=p</text:span></text:span><text:span text:style-name="Source_20_Text"><text:span text:style-name="T43">.idSoldat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pass</text:span></text:span><text:span text:style-name="Source_20_Text"><text:span text:style-name="T43">.numParticipation</text:span></text:span><text:span text:style-name="Source_20_Text"><text:span text:style-name="T12">=p</text:span></text:span><text:span text:style-name="Source_20_Text"><text:span text:style-name="T43">.numParticipation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o</text:span></text:span><text:span text:style-name="Source_20_Text"><text:span text:style-name="T43">.numObstacle</text:span></text:span><text:span text:style-name="Source_20_Text"><text:span text:style-name="T12">=pass</text:span></text:span><text:span text:style-name="Source_20_Text"><text:span text:style-name="T43">.numObstacle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nd</text:span></text:span><text:span text:style-name="Source_20_Text"><text:span text:style-name="T43">.codeniveau</text:span></text:span><text:span text:style-name="Source_20_Text"><text:span text:style-name="T12">=o</text:span></text:span><text:span text:style-name="Source_20_Text"><text:span text:style-name="T43">.codeNiveau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i</text:span></text:span><text:span text:style-name="Source_20_Text"><text:span text:style-name="T43">.idSoldat</text:span></text:span><text:span text:style-name="Source_20_Text"><text:span text:style-name="T12">=pass</text:span></text:span><text:span text:style-name="Source_20_Text"><text:span text:style-name="T43">.idInstructeur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bonus+noteInstructeur &gt;= noteMinim </text:span></text:span><text:span text:style-name="Source_20_Text"><text:span text:style-name="T39">AND</text:span></text:span><text:span text:style-name="Source_20_Text"><text:span text:style-name="T12"> pass</text:span></text:span><text:span text:style-name="Source_20_Text"><text:span text:style-name="T43">.numParticipation</text:span></text:span><text:span text:style-name="Source_20_Text"><text:span text:style-name="T12">=</text:span></text:span><text:span text:style-name="Source_20_Text"><text:span text:style-name="T47">1</text:span></text:span><text:span text:style-name="Source_20_Text"><text:span text:style-name="T12"> </text:span></text:span></text:p>
      <text:p text:style-name="P9"/>
      <text:p text:style-name="P14"><text:span text:style-name="Source_20_Text"><text:span text:style-name="T12"/></text:span></text:p>
      <text:p text:style-name="P9"/>
      <text:p text:style-name="P14"><text:span text:style-name="Source_20_Text"><text:span text:style-name="T31">*</text:span></text:span><text:span text:style-name="Source_20_Text"><text:span text:style-name="T30">les obstacles qu’il n’a pas validé</text:span></text:span></text:p>
      <text:p text:style-name="P6"><text:span text:style-name="Source_20_Text"><text:span text:style-name="T7"/></text:span></text:p>
      <text:p text:style-name="P17"><text:span text:style-name="Source_20_Text"><text:span text:style-name="T39">SELECT</text:span></text:span><text:span text:style-name="Source_20_Text"><text:span text:style-name="T12"> s</text:span></text:span><text:span text:style-name="Source_20_Text"><text:span text:style-name="T43">.matricule</text:span></text:span><text:span text:style-name="Source_20_Text"><text:span text:style-name="T12">,nomObstacle,libelle,noteMinim,noteInstructeur,bonus,s</text:span></text:span><text:span text:style-name="Source_20_Text"><text:span text:style-name="T43">.role</text:span></text:span><text:span text:style-name="Source_20_Text"><text:span text:style-name="T12">,bonus+noteInstructeur </text:span></text:span><text:span text:style-name="Source_20_Text"><text:span text:style-name="T39">AS</text:span></text:span><text:span text:style-name="Source_20_Text"><text:span text:style-name="T12"> noteFinale </text:span></text:span><text:span text:style-name="Source_20_Text"><text:span text:style-name="T39">FROM</text:span></text:span><text:span text:style-name="Source_20_Text"><text:span text:style-name="T12"> Soldat s,Soldat i,Passer pass, Participation p, niveauDifficulte nd,Obstacle o </text:span></text:span><text:span text:style-name="Source_20_Text"><text:span text:style-name="T39">WHERE</text:span></text:span><text:span text:style-name="Source_20_Text"><text:span text:style-name="T12"> s</text:span></text:span><text:span text:style-name="Source_20_Text"><text:span text:style-name="T43">.idSoldat</text:span></text:span><text:span text:style-name="Source_20_Text"><text:span text:style-name="T12">=p</text:span></text:span><text:span text:style-name="Source_20_Text"><text:span text:style-name="T43">.idSoldat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pass</text:span></text:span><text:span text:style-name="Source_20_Text"><text:span text:style-name="T43">.numParticipation</text:span></text:span><text:span text:style-name="Source_20_Text"><text:span text:style-name="T12">=p</text:span></text:span><text:span text:style-name="Source_20_Text"><text:span text:style-name="T43">.numParticipation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o</text:span></text:span><text:span text:style-name="Source_20_Text"><text:span text:style-name="T43">.numObstacle</text:span></text:span><text:span text:style-name="Source_20_Text"><text:span text:style-name="T12">=pass</text:span></text:span><text:span text:style-name="Source_20_Text"><text:span text:style-name="T43">.numObstacle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nd</text:span></text:span><text:span text:style-name="Source_20_Text"><text:span text:style-name="T43">.codeniveau</text:span></text:span><text:span text:style-name="Source_20_Text"><text:span text:style-name="T12">=o</text:span></text:span><text:span text:style-name="Source_20_Text"><text:span text:style-name="T43">.codeNiveau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i</text:span></text:span><text:span text:style-name="Source_20_Text"><text:span text:style-name="T43">.idSoldat</text:span></text:span><text:span text:style-name="Source_20_Text"><text:span text:style-name="T12">=pass</text:span></text:span><text:span text:style-name="Source_20_Text"><text:span text:style-name="T43">.idInstructeur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bonus+noteInstructeur&lt; noteMinim </text:span></text:span><text:span text:style-name="Source_20_Text"><text:span text:style-name="T39">AND</text:span></text:span><text:span text:style-name="Source_20_Text"><text:span text:style-name="T12"> pass</text:span></text:span><text:span text:style-name="Source_20_Text"><text:span text:style-name="T43">.numParticipation</text:span></text:span><text:span text:style-name="Source_20_Text"><text:span text:style-name="T12">=</text:span></text:span><text:span text:style-name="Source_20_Text"><text:span text:style-name="T47">1</text:span></text:span><text:span text:style-name="Source_20_Text"><text:span text:style-name="T12"> </text:span></text:span></text:p>
      <text:p text:style-name="P9"/>
      <text:p text:style-name="P16"><text:span text:style-name="Source_20_Text"><text:span text:style-name="T12"/></text:span></text:p>
      <text:p text:style-name="P19"><text:line-break/></text:p>
      <text:p text:style-name="P7"><text:span text:style-name="Source_20_Text"><text:span text:style-name="T27">-Afficher l</text:span></text:span><text:span text:style-name="Source_20_Text"><text:span text:style-name="T29">e</text:span></text:span><text:span text:style-name="Source_20_Text"><text:span text:style-name="T27">s soldats qui n’ont rien validé pour une participation</text:span></text:span></text:p>
      <text:p text:style-name="P7"><text:span text:style-name="Source_20_Text"><text:span text:style-name="T34"/></text:span></text:p>
      <text:p text:style-name="P13"><text:span text:style-name="Source_20_Text"><text:span text:style-name="T40">SELECT</text:span></text:span><text:span text:style-name="Source_20_Text"><text:span text:style-name="T15"> s</text:span></text:span><text:span text:style-name="Source_20_Text"><text:span text:style-name="T44">.matricule</text:span></text:span><text:span text:style-name="Source_20_Text"><text:span text:style-name="T15">,nomObstacle,libelle,noteMinim,noteInstructeur,bonus,s</text:span></text:span><text:span text:style-name="Source_20_Text"><text:span text:style-name="T44">.role</text:span></text:span><text:span text:style-name="Source_20_Text"><text:span text:style-name="T15">,bonus+noteInstructeur </text:span></text:span><text:span text:style-name="Source_20_Text"><text:span text:style-name="T40">AS</text:span></text:span><text:span text:style-name="Source_20_Text"><text:span text:style-name="T15"> noteFinale </text:span></text:span><text:span text:style-name="Source_20_Text"><text:span text:style-name="T40">FROM</text:span></text:span><text:span text:style-name="Source_20_Text"><text:span text:style-name="T15"> Soldat s,Soldat i,Passer pass, Participation p, niveauDifficulte nd,Obstacle o </text:span></text:span><text:span text:style-name="Source_20_Text"><text:span text:style-name="T40">WHERE</text:span></text:span><text:span text:style-name="Source_20_Text"><text:span text:style-name="T15"> s</text:span></text:span><text:span text:style-name="Source_20_Text"><text:span text:style-name="T44">.idSoldat</text:span></text:span><text:span text:style-name="Source_20_Text"><text:span text:style-name="T15">=p</text:span></text:span><text:span text:style-name="Source_20_Text"><text:span text:style-name="T44">.idSoldat</text:span></text:span><text:span text:style-name="Source_20_Text"><text:span text:style-name="T15"> </text:span></text:span><text:span text:style-name="Source_20_Text"><text:span text:style-name="T40">AND</text:span></text:span><text:span text:style-name="Source_20_Text"><text:span text:style-name="T15"> pass</text:span></text:span><text:span text:style-name="Source_20_Text"><text:span text:style-name="T44">.numParticipation</text:span></text:span><text:span text:style-name="Source_20_Text"><text:span text:style-name="T15">=p</text:span></text:span><text:span text:style-name="Source_20_Text"><text:span text:style-name="T44">.numParticipation</text:span></text:span><text:span text:style-name="Source_20_Text"><text:span text:style-name="T15"> </text:span></text:span><text:span text:style-name="Source_20_Text"><text:span text:style-name="T40">AND</text:span></text:span><text:span text:style-name="Source_20_Text"><text:span text:style-name="T15"> o</text:span></text:span><text:span text:style-name="Source_20_Text"><text:span text:style-name="T44">.numObstacle</text:span></text:span><text:span text:style-name="Source_20_Text"><text:span text:style-name="T15">=pass</text:span></text:span><text:span text:style-name="Source_20_Text"><text:span text:style-name="T44">.numObstacle</text:span></text:span><text:span text:style-name="Source_20_Text"><text:span text:style-name="T15"> </text:span></text:span><text:span text:style-name="Source_20_Text"><text:span text:style-name="T40">AND</text:span></text:span><text:span text:style-name="Source_20_Text"><text:span text:style-name="T15"> nd</text:span></text:span><text:span text:style-name="Source_20_Text"><text:span text:style-name="T44">.codeniveau</text:span></text:span><text:span text:style-name="Source_20_Text"><text:span text:style-name="T15">=o</text:span></text:span><text:span text:style-name="Source_20_Text"><text:span text:style-name="T44">.codeNiveau</text:span></text:span><text:span text:style-name="Source_20_Text"><text:span text:style-name="T15"> </text:span></text:span><text:span text:style-name="Source_20_Text"><text:span text:style-name="T40">and</text:span></text:span><text:span text:style-name="Source_20_Text"><text:span text:style-name="T15"> i</text:span></text:span><text:span text:style-name="Source_20_Text"><text:span text:style-name="T44">.idSoldat</text:span></text:span><text:span text:style-name="Source_20_Text"><text:span text:style-name="T15">=pass</text:span></text:span><text:span text:style-name="Source_20_Text"><text:span text:style-name="T44">.idInstructeur</text:span></text:span><text:span text:style-name="Source_20_Text"><text:span text:style-name="T15"> </text:span></text:span><text:span text:style-name="Source_20_Text"><text:span text:style-name="T40">AND</text:span></text:span><text:span text:style-name="Source_20_Text"><text:span text:style-name="T15"> bonus+noteInstructeur&lt; noteMinim </text:span></text:span><text:span text:style-name="Source_20_Text"><text:span text:style-name="T40">AND</text:span></text:span><text:span text:style-name="Source_20_Text"><text:span text:style-name="T15"> pass</text:span></text:span><text:span text:style-name="Source_20_Text"><text:span text:style-name="T44">.numParticipation</text:span></text:span><text:span text:style-name="Source_20_Text"><text:span text:style-name="T15">=</text:span></text:span><text:span text:style-name="Source_20_Text"><text:span text:style-name="T48">1</text:span></text:span><text:span text:style-name="Source_20_Text"><text:span text:style-name="T15"> </text:span></text:span><text:span text:style-name="Source_20_Text"><text:span text:style-name="T40">AND</text:span></text:span><text:span text:style-name="Source_20_Text"><text:span text:style-name="T15"> </text:span></text:span><text:span text:style-name="Source_20_Text"><text:span text:style-name="T16">s.idSoldat=’simple</text:span></text:span></text:p>
      <text:p text:style-name="P8"><text:span text:style-name="Source_20_Text"><text:span text:style-name="T36"/></text:span></text:p>
      <text:p text:style-name="P7"><text:soft-page-break/><text:span text:style-name="Source_20_Text"><text:span text:style-name="T27">qui ont tout validé pour une participation</text:span></text:span></text:p>
      <text:p text:style-name="P7"><text:span text:style-name="Source_20_Text"><text:span text:style-name="T27"/></text:span></text:p>
      <text:p text:style-name="P18"><text:span text:style-name="Source_20_Text"><text:span text:style-name="T39">SELECT</text:span></text:span><text:span text:style-name="Source_20_Text"><text:span text:style-name="T12"> s</text:span></text:span><text:span text:style-name="Source_20_Text"><text:span text:style-name="T43">.matricule</text:span></text:span><text:span text:style-name="Source_20_Text"><text:span text:style-name="T12">,nomObstacle,libelle,noteMinim,noteInstructeur,bonus,s</text:span></text:span><text:span text:style-name="Source_20_Text"><text:span text:style-name="T43">.role</text:span></text:span><text:span text:style-name="Source_20_Text"><text:span text:style-name="T12">,bonus+noteInstructeur </text:span></text:span><text:span text:style-name="Source_20_Text"><text:span text:style-name="T39">AS</text:span></text:span><text:span text:style-name="Source_20_Text"><text:span text:style-name="T12"> noteFinale </text:span></text:span><text:span text:style-name="Source_20_Text"><text:span text:style-name="T39">FROM</text:span></text:span><text:span text:style-name="Source_20_Text"><text:span text:style-name="T12"> Soldat s,Soldat i,Passer pass, Participation p, niveauDifficulte nd,Obstacle o </text:span></text:span><text:span text:style-name="Source_20_Text"><text:span text:style-name="T39">WHERE</text:span></text:span><text:span text:style-name="Source_20_Text"><text:span text:style-name="T12"> s</text:span></text:span><text:span text:style-name="Source_20_Text"><text:span text:style-name="T43">.idSoldat</text:span></text:span><text:span text:style-name="Source_20_Text"><text:span text:style-name="T12">=p</text:span></text:span><text:span text:style-name="Source_20_Text"><text:span text:style-name="T43">.idSoldat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pass</text:span></text:span><text:span text:style-name="Source_20_Text"><text:span text:style-name="T43">.numParticipation</text:span></text:span><text:span text:style-name="Source_20_Text"><text:span text:style-name="T12">=p</text:span></text:span><text:span text:style-name="Source_20_Text"><text:span text:style-name="T43">.numParticipation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o</text:span></text:span><text:span text:style-name="Source_20_Text"><text:span text:style-name="T43">.numObstacle</text:span></text:span><text:span text:style-name="Source_20_Text"><text:span text:style-name="T12">=pass</text:span></text:span><text:span text:style-name="Source_20_Text"><text:span text:style-name="T43">.numObstacle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nd</text:span></text:span><text:span text:style-name="Source_20_Text"><text:span text:style-name="T43">.codeniveau</text:span></text:span><text:span text:style-name="Source_20_Text"><text:span text:style-name="T12">=o</text:span></text:span><text:span text:style-name="Source_20_Text"><text:span text:style-name="T43">.codeNiveau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i</text:span></text:span><text:span text:style-name="Source_20_Text"><text:span text:style-name="T43">.idSoldat</text:span></text:span><text:span text:style-name="Source_20_Text"><text:span text:style-name="T12">=pass</text:span></text:span><text:span text:style-name="Source_20_Text"><text:span text:style-name="T43">.idInstructeur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bonus+noteInstructeur&lt; noteMinim </text:span></text:span><text:span text:style-name="Source_20_Text"><text:span text:style-name="T39">AND</text:span></text:span><text:span text:style-name="Source_20_Text"><text:span text:style-name="T12"> pass</text:span></text:span><text:span text:style-name="Source_20_Text"><text:span text:style-name="T43">.numParticipation</text:span></text:span><text:span text:style-name="Source_20_Text"><text:span text:style-name="T12">=</text:span></text:span><text:span text:style-name="Source_20_Text"><text:span text:style-name="T47">1</text:span></text:span><text:span text:style-name="Source_20_Text"><text:span text:style-name="T12"> </text:span></text:span><text:span text:style-name="Source_20_Text"><text:span text:style-name="T39">AND</text:span></text:span><text:span text:style-name="Source_20_Text"><text:span text:style-name="T12"> </text:span></text:span><text:span text:style-name="Source_20_Text"><text:span text:style-name="T14">s.idSoldat=’simpl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monospace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5:03:00.801118634</meta:creation-date>
    <dc:date>2018-01-09T12:13:43.652271998</dc:date>
    <meta:editing-duration>PT3H16M1S</meta:editing-duration>
    <meta:editing-cycles>12</meta:editing-cycles>
    <meta:generator>LibreOffice/5.3.1.2$Linux_X86_64 LibreOffice_project/30m0$Build-2</meta:generator>
    <meta:document-statistic meta:table-count="0" meta:image-count="0" meta:object-count="0" meta:page-count="2" meta:paragraph-count="17" meta:word-count="247" meta:character-count="3120" meta:non-whitespace-character-count="2883"/>
  </office:meta>
</office:document-meta>
</file>